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liste_5f_detaille" style:display-name="tableau_liste_detaille" style:family="table">
      <style:table-properties style:width="16.999cm" table:align="margins" fo:background-color="transparent" fo:keep-with-next="auto" table:border-model="separating">
        <style:background-image/>
      </style:table-properties>
    </style:style>
    <style:style style:name="tableau_5f_liste_5f_detaille.A" style:display-name="tableau_liste_detaille.A" style:family="table-column">
      <style:table-column-properties style:column-width="1.055cm" style:rel-column-width="598*"/>
    </style:style>
    <style:style style:name="tableau_5f_liste_5f_detaille.B" style:display-name="tableau_liste_detaille.B" style:family="table-column">
      <style:table-column-properties style:column-width="1.448cm" style:rel-column-width="821*"/>
    </style:style>
    <style:style style:name="tableau_5f_liste_5f_detaille.C" style:display-name="tableau_liste_detaille.C" style:family="table-column">
      <style:table-column-properties style:column-width="4.445cm" style:rel-column-width="2520*"/>
    </style:style>
    <style:style style:name="tableau_5f_liste_5f_detaille.D" style:display-name="tableau_liste_detaille.D" style:family="table-column">
      <style:table-column-properties style:column-width="1.958cm" style:rel-column-width="1110*"/>
    </style:style>
    <style:style style:name="tableau_5f_liste_5f_detaille.E" style:display-name="tableau_liste_detaille.E" style:family="table-column">
      <style:table-column-properties style:column-width="2.223cm" style:rel-column-width="1260*"/>
    </style:style>
    <style:style style:name="tableau_5f_liste_5f_detaille.F" style:display-name="tableau_liste_detaille.F" style:family="table-column">
      <style:table-column-properties style:column-width="1.879cm" style:rel-column-width="1065*"/>
    </style:style>
    <style:style style:name="tableau_5f_liste_5f_detaille.G" style:display-name="tableau_liste_detaille.G" style:family="table-column">
      <style:table-column-properties style:column-width="1.969cm" style:rel-column-width="1116*"/>
    </style:style>
    <style:style style:name="tableau_5f_liste_5f_detaille.H" style:display-name="tableau_liste_detaille.H" style:family="table-column">
      <style:table-column-properties style:column-width="2.023cm" style:rel-column-width="1147*"/>
    </style:style>
    <style:style style:name="tableau_5f_liste_5f_detaille.1" style:display-name="tableau_liste_detaille.1" style:family="table-row">
      <style:table-row-properties style:min-row-height="0.6cm" fo:background-color="transparent">
        <style:background-image/>
      </style:table-row-properties>
    </style:style>
    <style:style style:name="tableau_5f_liste_5f_detaille.A1" style:display-name="tableau_liste_detaille.A1" style:family="table-cell">
      <style:table-cell-properties fo:background-color="transparent" fo:padding="0cm" fo:border="none">
        <style:background-image/>
      </style:table-cell-properties>
    </style:style>
    <style:style style:name="tableau_5f_liste_5f_detaille.A2" style:display-name="tableau_liste_detaille.A2" style:family="table-cell">
      <style:table-cell-properties fo:background-color="#cccccc" fo:padding="0cm" fo:border-left="0.018cm solid #000000" fo:border-right="none" fo:border-top="0.018cm solid #000000" fo:border-bottom="0.018cm solid #000000">
        <style:background-image/>
      </style:table-cell-properties>
    </style:style>
    <style:style style:name="tableau_5f_liste_5f_detaille.H2" style:display-name="tableau_liste_detaille.H2" style:family="table-cell">
      <style:table-cell-properties fo:background-color="#cccccc" fo:padding="0cm" fo:border="0.018cm solid #000000">
        <style:background-image/>
      </style:table-cell-properties>
    </style:style>
    <style:style style:name="tableau_5f_liste_5f_detaille.3" style:display-name="tableau_liste_detaille.3" style:family="table-row">
      <style:table-row-properties style:min-row-height="0.6cm" fo:background-color="#e6e6e6">
        <style:background-image/>
      </style:table-row-properties>
    </style:style>
    <style:style style:name="tableau_5f_liste_5f_detaille.A3" style:display-name="tableau_liste_detaille.A3" style:family="table-cell">
      <style:table-cell-properties fo:background-color="#e6e6e6" fo:padding="0cm" fo:border-left="0.018cm solid #000000" fo:border-right="none" fo:border-top="none" fo:border-bottom="0.018cm solid #000000">
        <style:background-image/>
      </style:table-cell-properties>
    </style:style>
    <style:style style:name="tableau_5f_liste_5f_detaille.H3" style:display-name="tableau_liste_detaille.H3" style:family="table-cell">
      <style:table-cell-properties fo:background-color="#e6e6e6" fo:padding="0cm" fo:border-left="0.018cm solid #000000" fo:border-right="0.018cm solid #000000" fo:border-top="none" fo:border-bottom="0.018cm solid #000000">
        <style:background-image/>
      </style:table-cell-properties>
    </style:style>
    <style:style style:name="tableau_5f_liste_5f_detaille.4" style:display-name="tableau_liste_detaille.4" style:family="table-row">
      <style:table-row-properties style:min-row-height="0.6cm"/>
    </style:style>
    <style:style style:name="tableau_5f_liste_5f_detaille.A4" style:display-name="tableau_liste_detaille.A4" style:family="table-cell">
      <style:table-cell-properties fo:background-color="transparent" fo:padding="0cm" fo:border-left="0.018cm solid #000000" fo:border-right="none" fo:border-top="none" fo:border-bottom="0.018cm solid #000000">
        <style:background-image/>
      </style:table-cell-properties>
    </style:style>
    <style:style style:name="tableau_5f_liste_5f_detaille.H4" style:display-name="tableau_liste_detaille.H4" style:family="table-cell">
      <style:table-cell-properties fo:background-color="transparent" fo:padding="0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1" fo:font-size="10pt" style:font-size-asian="10pt" style:font-size-complex="10pt"/>
    </style:style>
    <style:style style:name="P2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1" fo:font-size="10pt" style:font-size-asian="10pt" style:font-size-complex="10pt"/>
    </style:style>
    <style:style style:name="P3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3cm" fo:margin-top="0cm" fo:margin-bottom="0cm" fo:text-align="end" style:justify-single-word="false" fo:keep-together="always" fo:text-indent="0cm" style:auto-text-indent="false" fo:background-color="transparent" fo:keep-with-next="always">
        <style:background-image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1" fo:font-size="10pt" style:font-size-asian="10pt" style:font-size-complex="10pt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_20_right">
      <style:paragraph-properties fo:margin-left="0cm" fo:margin-right="0.15cm" fo:text-indent="0cm" style:auto-text-indent="false"/>
    </style:style>
    <style:style style:name="P9" style:family="paragraph" style:parent-style-name="Table_20_Contents_20_right">
      <style:paragraph-properties fo:margin-left="0cm" fo:margin-right="0.15cm" fo:text-indent="0cm" style:auto-text-indent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au_liste_detaille" table:style-name="tableau_5f_liste_5f_detaille">
        <table:table-column table:style-name="tableau_5f_liste_5f_detaille.A"/>
        <table:table-column table:style-name="tableau_5f_liste_5f_detaille.B"/>
        <table:table-column table:style-name="tableau_5f_liste_5f_detaille.C"/>
        <table:table-column table:style-name="tableau_5f_liste_5f_detaille.D"/>
        <table:table-column table:style-name="tableau_5f_liste_5f_detaille.E"/>
        <table:table-column table:style-name="tableau_5f_liste_5f_detaille.F"/>
        <table:table-column table:style-name="tableau_5f_liste_5f_detaille.G"/>
        <table:table-column table:style-name="tableau_5f_liste_5f_detaille.H"/>
        <table:table-row table:style-name="tableau_5f_liste_5f_detaille.1">
          <table:table-cell table:style-name="tableau_5f_liste_5f_detaille.A1" office:value-type="string">
            <text:p text:style-name="Table_20_Contents_20_left">%{HEADER_ROWS:0}%%{enfant}%%=enfant_droit_label=%</text:p>
          </table:table-cell>
          <table:table-cell table:style-name="tableau_5f_liste_5f_detaille.A1" office:value-type="string">
            <text:p text:style-name="Table_20_Contents_20_left">#4#%=enfant_donnees_valeur=%</text:p>
          </table:table-cell>
          <table:table-cell table:style-name="tableau_5f_liste_5f_detaille.A1" office:value-type="string">
            <text:p text:style-name="P1"/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A1" office:value-type="string">
            <text:p text:style-name="P1"/>
          </table:table-cell>
          <table:table-cell table:style-name="tableau_5f_liste_5f_detaille.A1" office:value-type="string">
            <text:p text:style-name="Table_20_Contents_20_left">#3#%=enfant_type_droit=%</text:p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A1" office:value-type="string">
            <text:p text:style-name="P4"/>
          </table:table-cell>
        </table:table-row>
        <table:table-row table:style-name="tableau_5f_liste_5f_detaille.1">
          <table:table-cell table:style-name="tableau_5f_liste_5f_detaille.A2" office:value-type="string">
            <text:p text:style-name="Table_20_Contents_20_left">%{entete}%%=entete_adi_det_mois=%</text:p>
          </table:table-cell>
          <table:table-cell table:style-name="tableau_5f_liste_5f_detaille.A2" office:value-type="string">
            <text:p text:style-name="Table_20_Contents_20_left">#3#%=entete_adi_det_mont_ch=%</text:p>
          </table:table-cell>
          <table:table-cell table:style-name="tableau_5f_liste_5f_detaille.A2" office:value-type="string">
            <text:p text:style-name="P1"/>
          </table:table-cell>
          <table:table-cell table:style-name="tableau_5f_liste_5f_detaille.A2" office:value-type="string">
            <text:p text:style-name="P4"/>
          </table:table-cell>
          <table:table-cell table:style-name="tableau_5f_liste_5f_detaille.A2" office:value-type="string">
            <text:p text:style-name="Table_20_Contents">#3#%=entete_adi_det_mont_etr=%</text:p>
          </table:table-cell>
          <table:table-cell table:style-name="tableau_5f_liste_5f_detaille.A2" office:value-type="string">
            <text:p text:style-name="P1"/>
          </table:table-cell>
          <table:table-cell table:style-name="tableau_5f_liste_5f_detaille.A2" office:value-type="string">
            <text:p text:style-name="P4"/>
          </table:table-cell>
          <table:table-cell table:style-name="tableau_5f_liste_5f_detaille.H2" office:value-type="string">
            <text:p text:style-name="Table_20_Contents_20_left">%=entete_adi_det_mont_dif=%</text:p>
          </table:table-cell>
        </table:table-row>
        <table:table-row table:style-name="tableau_5f_liste_5f_detaille.3">
          <table:table-cell table:style-name="tableau_5f_liste_5f_detaille.A3" office:value-type="string">
            <text:p text:style-name="Table_20_Contents_20_left">%{enfantDetail}%%=entete_adi_mois_label=%</text:p>
          </table:table-cell>
          <table:table-cell table:style-name="tableau_5f_liste_5f_detaille.A3" office:value-type="string">
            <text:p text:style-name="Table_20_Contents">%=entete_adi_det_mont_droit=%</text:p>
          </table:table-cell>
          <table:table-cell table:style-name="tableau_5f_liste_5f_detaille.A3" office:value-type="string">
            <text:p text:style-name="Table_20_Contents">%=entete_adi_det_mont_men=%</text:p>
          </table:table-cell>
          <table:table-cell table:style-name="tableau_5f_liste_5f_detaille.A3" office:value-type="string">
            <text:p text:style-name="Table_20_Contents">%=entete_adi_det_mont_tot=%</text:p>
          </table:table-cell>
          <table:table-cell table:style-name="tableau_5f_liste_5f_detaille.A3" office:value-type="string">
            <text:p text:style-name="Table_20_Contents">%=entete_adi_det_mon_etr=%</text:p>
          </table:table-cell>
          <table:table-cell table:style-name="tableau_5f_liste_5f_detaille.A3" office:value-type="string">
            <text:p text:style-name="Table_20_Contents">%=entete_adi_det_cours=%</text:p>
          </table:table-cell>
          <table:table-cell table:style-name="tableau_5f_liste_5f_detaille.A3" office:value-type="string">
            <text:p text:style-name="P7">%=entete_adi_det_mont_chf=%</text:p>
          </table:table-cell>
          <table:table-cell table:style-name="tableau_5f_liste_5f_detaille.H3" office:value-type="string">
            <text:p text:style-name="P7">%=entete_adi_det_adi_chf=%</text:p>
          </table:table-cell>
        </table:table-row>
        <table:table-row table:style-name="tableau_5f_liste_5f_detaille.4">
          <table:table-cell table:style-name="tableau_5f_liste_5f_detaille.A4" office:value-type="string">
            <text:p text:style-name="Table_20_Contents">%{colonne}%%=col_mois=%</text:p>
          </table:table-cell>
          <table:table-cell table:style-name="tableau_5f_liste_5f_detaille.A4" office:value-type="string">
            <text:p text:style-name="P8">%=col_mont_droit=%</text:p>
          </table:table-cell>
          <table:table-cell table:style-name="tableau_5f_liste_5f_detaille.A4" office:value-type="string">
            <text:p text:style-name="Table_20_Contents">%=col_mont_men=%</text:p>
          </table:table-cell>
          <table:table-cell table:style-name="tableau_5f_liste_5f_detaille.A4" office:value-type="string">
            <text:p text:style-name="P9">%=col_total_ch=%</text:p>
          </table:table-cell>
          <table:table-cell table:style-name="tableau_5f_liste_5f_detaille.A4" office:value-type="string">
            <text:p text:style-name="P8">%=col_mont_etr=%</text:p>
          </table:table-cell>
          <table:table-cell table:style-name="tableau_5f_liste_5f_detaille.A4" office:value-type="string">
            <text:p text:style-name="P8">%=col_cours=%</text:p>
          </table:table-cell>
          <table:table-cell table:style-name="tableau_5f_liste_5f_detaille.A4" office:value-type="string">
            <text:p text:style-name="P9">%=col_mont_etr_chf=%</text:p>
          </table:table-cell>
          <table:table-cell table:style-name="tableau_5f_liste_5f_detaille.H4" office:value-type="string">
            <text:p text:style-name="P9">%=col_mont_adi_chf=%</text:p>
          </table:table-cell>
        </table:table-row>
        <table:table-row table:style-name="tableau_5f_liste_5f_detaille.4">
          <table:table-cell table:style-name="tableau_5f_liste_5f_detaille.A1" office:value-type="string">
            <text:p text:style-name="Table_20_Contents">%{colonneTotal}%</text:p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1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H4" office:value-type="string">
            <text:p text:style-name="P9">%=col_tot_enfant=%</text:p>
          </table:table-cell>
        </table:table-row>
        <table:table-row table:style-name="tableau_5f_liste_5f_detaille.4">
          <table:table-cell table:style-name="tableau_5f_liste_5f_detaille.A1" office:value-type="string">
            <text:p text:style-name="Table_20_Contents">%{ligneVide}%</text:p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1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09-20T09:25:35</dc:date>
    <meta:editing-cycles>170</meta:editing-cycles>
    <meta:editing-duration>PT9H9M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6" meta:word-count="106" meta:character-count="636"/>
  </office:meta>
</office:document-meta>
</file>